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2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13cm" svg:y="2cm">
          <text:p text:style-name="P1">Syste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2cm" svg:x="1cm" svg:y="7cm">
          <text:p text:style-name="P1">Plugi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5cm" svg:y1="4cm" svg:x2="2.55cm" svg:y2="7cm" draw:start-shape="id1" draw:start-glue-point="2" draw:end-shape="id2" draw:end-glue-point="0" svg:d="M14500 4000v1500h-11950v1500" svg:viewBox="0 0 11951 3001">
          <text:p/>
        </draw:connector>
        <draw:custom-shape draw:style-name="gr2" draw:text-style-name="P1" xml:id="id6" draw:id="id6" draw:layer="layout" svg:width="3.1cm" svg:height="2cm" svg:x="8.9cm" svg:y="7cm">
          <text:p text:style-name="P1">OPC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2cm" svg:height="2cm" svg:x="14cm" svg:y="7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5cm" svg:y1="4cm" svg:x2="15.6cm" svg:y2="7cm" draw:start-shape="id1" draw:start-glue-point="2" draw:end-shape="id3" draw:end-glue-point="0" svg:d="M14500 4000v1500h1100v1500" svg:viewBox="0 0 1101 3001">
          <text:p/>
        </draw:connector>
        <draw:custom-shape draw:style-name="gr1" draw:text-style-name="P1" xml:id="id4" draw:id="id4" draw:layer="layout" svg:width="3cm" svg:height="2cm" svg:x="19cm" svg:y="7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cm" svg:x="25cm" svg:y="7cm">
          <text:p text:style-name="P1">DA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5cm" svg:y1="4cm" svg:x2="20.5cm" svg:y2="7cm" draw:start-shape="id1" draw:start-glue-point="2" draw:end-shape="id4" draw:end-glue-point="0" svg:d="M14500 4000v1500h6000v1500" svg:viewBox="0 0 6001 3001">
          <text:p/>
        </draw:connector>
        <draw:connector draw:style-name="gr3" draw:text-style-name="P1" draw:layer="layout" svg:x1="14.5cm" svg:y1="4cm" svg:x2="26.5cm" svg:y2="7cm" draw:start-shape="id1" draw:start-glue-point="2" draw:end-shape="id5" draw:end-glue-point="0" svg:d="M14500 4000v1500h12000v1500" svg:viewBox="0 0 12001 3001">
          <text:p/>
        </draw:connector>
        <draw:connector draw:style-name="gr3" draw:text-style-name="P1" draw:layer="layout" svg:x1="14.5cm" svg:y1="4cm" svg:x2="10.45cm" svg:y2="7cm" draw:start-shape="id1" draw:start-glue-point="2" draw:end-shape="id6" draw:end-glue-point="0" svg:d="M14500 4000v1500h-4050v1500" svg:viewBox="0 0 4051 3001">
          <text:p/>
        </draw:connector>
        <draw:custom-shape draw:style-name="gr4" draw:text-style-name="P1" xml:id="id7" draw:id="id7" draw:layer="layout" svg:width="3.2cm" svg:height="2cm" svg:x="4.9cm" svg:y="7cm">
          <text:p text:style-name="P1">GUI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5cm" svg:y1="4cm" svg:x2="6.5cm" svg:y2="7cm" draw:start-shape="id1" draw:start-glue-point="2" draw:end-shape="id7" draw:end-glue-point="0" svg:d="M14500 4000v1500h-8000v1500" svg:viewBox="0 0 8001 3001">
          <text:p/>
        </draw:connector>
      </draw:page>
      <draw:page draw:name="page2" draw:style-name="dp1" draw:master-page-name="Default">
        <draw:custom-shape draw:style-name="gr2" draw:text-style-name="P1" xml:id="id8" draw:id="id8" draw:layer="layout" svg:width="3.1cm" svg:height="2cm" svg:x="11.9cm" svg:y="1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cm" svg:height="2cm" svg:x="7cm" svg:y="5cm">
          <text:p text:style-name="P1">Config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cm" svg:height="2.1cm" svg:x="12cm" svg:y="5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cm" svg:height="2cm" svg:x="17cm" svg:y="5cm"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5cm" svg:y1="3cm" svg:x2="8.5cm" svg:y2="5cm" draw:start-shape="id8" draw:start-glue-point="2" draw:end-shape="id9" draw:end-glue-point="0" svg:d="M13450 3000v1000h-4950v1000" svg:viewBox="0 0 4951 2001">
          <text:p/>
        </draw:connector>
        <draw:connector draw:style-name="gr3" draw:text-style-name="P1" draw:layer="layout" svg:x1="13.45cm" svg:y1="3cm" svg:x2="13.5cm" svg:y2="5cm" draw:start-shape="id8" draw:start-glue-point="2" draw:end-shape="id10" draw:end-glue-point="0" svg:d="M13450 3000v1000h50v1000" svg:viewBox="0 0 51 2001">
          <text:p/>
        </draw:connector>
        <draw:connector draw:style-name="gr3" draw:text-style-name="P1" draw:layer="layout" svg:x1="13.45cm" svg:y1="3cm" svg:x2="18.5cm" svg:y2="5cm" draw:start-shape="id8" draw:start-glue-point="2" draw:end-shape="id11" draw:end-glue-point="0" svg:d="M13450 3000v1000h5050v1000" svg:viewBox="0 0 5051 2001">
          <text:p/>
        </draw:connector>
      </draw:page>
      <draw:page draw:name="page3" draw:style-name="dp1" draw:master-page-name="Default">
        <draw:custom-shape draw:style-name="gr1" draw:text-style-name="P1" xml:id="id12" draw:id="id12" draw:layer="layout" svg:width="3cm" svg:height="2cm" svg:x="11cm" svg:y="2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cm" svg:height="2cm" svg:x="6cm" svg:y="6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cm" svg:height="2cm" svg:x="11cm" svg:y="6cm">
          <text:p text:style-name="P1">Config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1cm" svg:height="2cm" svg:x="16cm" svg:y="6cm">
          <text:p text:style-name="P1">Contr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4cm" svg:x2="7.5cm" svg:y2="6cm" draw:start-shape="id12" draw:start-glue-point="2" draw:end-shape="id13" draw:end-glue-point="0" svg:d="M12500 4000v1000h-5000v1000" svg:viewBox="0 0 5001 2001">
          <text:p/>
        </draw:connector>
        <draw:connector draw:style-name="gr3" draw:text-style-name="P1" draw:layer="layout" svg:x1="12.5cm" svg:y1="4cm" svg:x2="12.5cm" svg:y2="6cm" draw:start-shape="id12" draw:start-glue-point="2" draw:end-shape="id14" svg:d="M12500 4000v2000" svg:viewBox="0 0 1 2001">
          <text:p/>
        </draw:connector>
        <draw:connector draw:style-name="gr3" draw:text-style-name="P1" draw:layer="layout" svg:x1="12.5cm" svg:y1="4cm" svg:x2="17.55cm" svg:y2="6cm" draw:start-shape="id12" draw:start-glue-point="2" draw:end-shape="id15" draw:end-glue-point="0" svg:d="M12500 4000v1000h5050v1000" svg:viewBox="0 0 5051 2001">
          <text:p/>
        </draw:connector>
        <draw:custom-shape draw:style-name="gr1" draw:text-style-name="P1" xml:id="id16" draw:id="id16" draw:layer="layout" svg:width="3cm" svg:height="2cm" svg:x="21cm" svg:y="6cm"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4cm" svg:x2="22.5cm" svg:y2="6cm" draw:start-shape="id12" draw:start-glue-point="2" draw:end-shape="id16" svg:d="M12500 4000v1000h10000v1000" svg:viewBox="0 0 10001 2001">
          <text:p/>
        </draw:connector>
      </draw:page>
      <draw:page draw:name="page4" draw:style-name="dp1" draw:master-page-name="Default">
        <draw:custom-shape draw:style-name="gr5" draw:text-style-name="P1" xml:id="id17" draw:id="id17" draw:layer="layout" svg:width="3cm" svg:height="2.1cm" svg:x="11cm" svg:y="2cm">
          <text:p text:style-name="P1">DAQ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1cm" svg:height="2cm" svg:x="1.9cm" svg:y="6cm">
          <text:p text:style-name="P1">Hardware</text:p>
          <text:p text:style-name="P1">Interfa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3cm" svg:height="2cm" svg:x="7cm" svg:y="6cm">
          <text:p text:style-name="P1">Data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3cm" svg:height="2.1cm" svg:x="12cm" svg:y="6cm">
          <text:p text:style-name="P1">Alarm 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.1cm" svg:height="2cm" svg:x="17cm" svg:y="6cm">
          <text:p text:style-name="P1">Publish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3cm" svg:height="2cm" svg:x="22cm" svg:y="6cm">
          <text:p text:style-name="P1">External</text:p>
          <text:p text:style-name="P1">Interfac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4.1cm" svg:x2="3.45cm" svg:y2="6cm" draw:start-shape="id17" draw:start-glue-point="2" draw:end-shape="id18" draw:end-glue-point="0" svg:d="M12500 4100v950h-9050v950" svg:viewBox="0 0 9051 1901">
          <text:p/>
        </draw:connector>
        <draw:connector draw:style-name="gr3" draw:text-style-name="P1" draw:layer="layout" svg:x1="12.5cm" svg:y1="4.1cm" svg:x2="13.5cm" svg:y2="6cm" draw:start-shape="id17" draw:start-glue-point="2" draw:end-shape="id19" svg:d="M12500 4100v950h1000v950" svg:viewBox="0 0 1001 1901">
          <text:p/>
        </draw:connector>
        <draw:connector draw:style-name="gr3" draw:text-style-name="P1" draw:layer="layout" svg:x1="12.5cm" svg:y1="4.1cm" svg:x2="18.55cm" svg:y2="6cm" draw:start-shape="id17" draw:start-glue-point="2" draw:end-shape="id20" svg:d="M12500 4100v950h6050v950" svg:viewBox="0 0 6051 1901">
          <text:p/>
        </draw:connector>
        <draw:connector draw:style-name="gr3" draw:text-style-name="P1" draw:layer="layout" svg:x1="12.5cm" svg:y1="4.1cm" svg:x2="8.5cm" svg:y2="6cm" draw:start-shape="id17" draw:start-glue-point="2" draw:end-shape="id21" draw:end-glue-point="0" svg:d="M12500 4100v950h-4000v950" svg:viewBox="0 0 4001 1901">
          <text:p/>
        </draw:connector>
        <draw:connector draw:style-name="gr3" draw:text-style-name="P1" draw:layer="layout" svg:x1="12.5cm" svg:y1="4.1cm" svg:x2="23.5cm" svg:y2="6cm" draw:start-shape="id17" draw:start-glue-point="2" draw:end-shape="id22" draw:end-glue-point="0" svg:d="M12500 4100v950h11000v950" svg:viewBox="0 0 11001 1901">
          <text:p/>
        </draw:connector>
      </draw:page>
      <draw:page draw:name="page5" draw:style-name="dp1" draw:master-page-name="Default">
        <draw:custom-shape draw:style-name="gr5" draw:text-style-name="P1" xml:id="id27" draw:id="id27" draw:layer="layout" svg:width="3cm" svg:height="2.1cm" svg:x="11cm" svg:y="1.9cm">
          <text:p text:style-name="P1">Objec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3cm" svg:height="2cm" svg:x="6cm" svg:y="6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3cm" svg:height="2cm" svg:x="14cm" svg:y="6.1cm">
          <text:p text:style-name="P1">OPC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3cm" svg:height="2cm" svg:x="1cm" svg:y="10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3cm" svg:height="2cm" svg:x="5cm" svg:y="10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.1cm" svg:height="2cm" svg:x="9cm" svg:y="10cm">
          <text:p text:style-name="P1">Contr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cm" svg:y1="8cm" svg:x2="2.5cm" svg:y2="10cm" draw:start-shape="id23" draw:start-glue-point="2" draw:end-shape="id24" draw:end-glue-point="0" svg:d="M7500 8000v1000h-5000v1000" svg:viewBox="0 0 5001 2001">
          <text:p/>
        </draw:connector>
        <draw:connector draw:style-name="gr3" draw:text-style-name="P1" draw:layer="layout" svg:x1="7.5cm" svg:y1="8cm" svg:x2="6.5cm" svg:y2="10cm" draw:start-shape="id23" draw:start-glue-point="2" draw:end-shape="id25" draw:end-glue-point="0" svg:d="M7500 8000v1000h-1000v1000" svg:viewBox="0 0 1001 2001">
          <text:p/>
        </draw:connector>
        <draw:connector draw:style-name="gr3" draw:text-style-name="P1" draw:layer="layout" svg:x1="7.5cm" svg:y1="8cm" svg:x2="10.55cm" svg:y2="10cm" draw:start-shape="id23" draw:start-glue-point="2" draw:end-shape="id26" svg:d="M7500 8000v1000h3050v1000" svg:viewBox="0 0 3051 2001">
          <text:p/>
        </draw:connector>
        <draw:connector draw:style-name="gr3" draw:text-style-name="P1" draw:layer="layout" svg:x1="12.5cm" svg:y1="4cm" svg:x2="7.5cm" svg:y2="6cm" draw:start-shape="id27" draw:start-glue-point="2" draw:end-shape="id23" draw:end-glue-point="0" svg:d="M12500 4000v1000h-5000v1000" svg:viewBox="0 0 5001 2001">
          <text:p/>
        </draw:connector>
        <draw:connector draw:style-name="gr3" draw:text-style-name="P1" draw:layer="layout" svg:x1="12.5cm" svg:y1="4cm" svg:x2="15.5cm" svg:y2="6.1cm" draw:start-shape="id27" draw:start-glue-point="2" draw:end-shape="id28" draw:end-glue-point="0" svg:d="M12500 4000v1050h3000v1050" svg:viewBox="0 0 3001 2101">
          <text:p/>
        </draw:connector>
        <draw:custom-shape draw:style-name="gr6" draw:text-style-name="P1" xml:id="id29" draw:id="id29" draw:layer="layout" svg:width="3cm" svg:height="1.9cm" svg:x="14cm" svg:y="10cm">
          <text:p text:style-name="P1">Type</text:p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3cm" svg:height="2cm" svg:x="18cm" svg:y="10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3cm" svg:height="2cm" svg:x="12cm" svg:y="14cm"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5" draw:text-style-name="P1" xml:id="id32" draw:id="id32" draw:layer="layout" svg:width="3cm" svg:height="2.1cm" svg:x="16cm" svg:y="14cm">
          <text:p text:style-name="P1">Valu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5cm" svg:y1="8.1cm" svg:x2="15.5cm" svg:y2="10cm" draw:start-shape="id28" draw:start-glue-point="2" draw:end-shape="id29" draw:end-glue-point="0" svg:d="M15500 8100v1900" svg:viewBox="0 0 1 1901">
          <text:p/>
        </draw:connector>
        <draw:connector draw:style-name="gr3" draw:text-style-name="P1" draw:layer="layout" svg:x1="15.5cm" svg:y1="8.1cm" svg:x2="19.5cm" svg:y2="10cm" draw:start-shape="id28" draw:start-glue-point="2" draw:end-shape="id30" svg:d="M15500 8100v950h4000v950" svg:viewBox="0 0 4001 1901">
          <text:p/>
        </draw:connector>
        <draw:connector draw:style-name="gr3" draw:text-style-name="P1" draw:layer="layout" svg:x1="15.5cm" svg:y1="11.9cm" svg:x2="13.5cm" svg:y2="14cm" draw:start-shape="id29" draw:start-glue-point="2" draw:end-shape="id31" svg:d="M15500 11900v1050h-2000v1050" svg:viewBox="0 0 2001 2101">
          <text:p/>
        </draw:connector>
        <draw:connector draw:style-name="gr3" draw:text-style-name="P1" draw:layer="layout" svg:x1="15.5cm" svg:y1="11.9cm" svg:x2="17.5cm" svg:y2="14cm" draw:start-shape="id29" draw:start-glue-point="2" draw:end-shape="id32" svg:d="M15500 11900v1050h2000v1050" svg:viewBox="0 0 2001 2101">
          <text:p/>
        </draw:connector>
        <draw:custom-shape draw:style-name="gr2" draw:text-style-name="P1" xml:id="id33" draw:id="id33" draw:layer="layout" svg:width="3.1cm" svg:height="2cm" svg:x="19cm" svg:y="6cm">
          <text:p text:style-name="P1">Interfa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4cm" svg:x2="20.55cm" svg:y2="6cm" draw:start-shape="id27" draw:start-glue-point="2" draw:end-shape="id33" draw:end-glue-point="0" svg:d="M12500 4000v1000h8050v1000" svg:viewBox="0 0 8051 2001">
          <text:p/>
        </draw:connector>
        <draw:custom-shape draw:style-name="gr1" draw:text-style-name="P1" xml:id="id34" draw:id="id34" draw:layer="layout" svg:width="3cm" svg:height="2cm" svg:x="16cm" svg:y="18cm"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3cm" svg:height="2cm" svg:x="21cm" svg:y="18cm">
          <text:p text:style-name="P1">Properti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5cm" svg:y1="16.1cm" svg:x2="17.5cm" svg:y2="18cm" draw:start-shape="id32" draw:start-glue-point="2" draw:end-shape="id34" draw:end-glue-point="0" svg:d="M17500 16100v1900" svg:viewBox="0 0 1 1901">
          <text:p/>
        </draw:connector>
        <draw:connector draw:style-name="gr3" draw:text-style-name="P1" draw:layer="layout" svg:x1="17.5cm" svg:y1="16.1cm" svg:x2="22.5cm" svg:y2="18cm" draw:start-shape="id32" draw:start-glue-point="2" draw:end-shape="id35" draw:end-glue-point="0" svg:d="M17500 16100v950h5000v950" svg:viewBox="0 0 5001 1901">
          <text:p/>
        </draw:connector>
        <draw:custom-shape draw:style-name="gr1" draw:text-style-name="P1" xml:id="id36" draw:id="id36" draw:layer="layout" svg:width="3cm" svg:height="2cm" svg:x="25cm" svg:y="6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5" draw:text-style-name="P1" xml:id="id37" draw:id="id37" draw:layer="layout" svg:width="3cm" svg:height="2.1cm" svg:x="22cm" svg:y="10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7" draw:text-style-name="P1" xml:id="id38" draw:id="id38" draw:layer="layout" svg:width="2.7cm" svg:height="2cm" svg:x="26cm" svg:y="10cm">
          <text:p text:style-name="P1">Contr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4cm" svg:x2="26.5cm" svg:y2="6cm" draw:start-shape="id27" draw:start-glue-point="2" draw:end-shape="id36" draw:end-glue-point="0" svg:d="M12500 4000v1000h14000v1000" svg:viewBox="0 0 14001 2001">
          <text:p/>
        </draw:connector>
        <draw:connector draw:style-name="gr3" draw:text-style-name="P1" draw:layer="layout" svg:x1="26.5cm" svg:y1="8cm" svg:x2="23.5cm" svg:y2="10cm" draw:start-shape="id36" draw:start-glue-point="2" draw:end-shape="id37" draw:end-glue-point="0" svg:d="M26500 8000v1000h-3000v1000" svg:viewBox="0 0 3001 2001">
          <text:p/>
        </draw:connector>
        <draw:connector draw:style-name="gr3" draw:text-style-name="P1" draw:layer="layout" svg:x1="26.5cm" svg:y1="8cm" svg:x2="27.35cm" svg:y2="10cm" draw:start-shape="id36" draw:start-glue-point="2" draw:end-shape="id38" draw:end-glue-point="0" svg:d="M26500 8000v1000h850v1000" svg:viewBox="0 0 851 2001">
          <text:p/>
        </draw:connector>
      </draw:page>
      <draw:page draw:name="page6" draw:style-name="dp1" draw:master-page-name="Default">
        <draw:custom-shape draw:style-name="gr4" draw:text-style-name="P1" xml:id="id39" draw:id="id39" draw:layer="layout" svg:width="3.2cm" svg:height="2cm" svg:x="13.9cm" svg:y="2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3cm" svg:height="2cm" svg:x="9cm" svg:y="6cm">
          <text:p text:style-name="P1">Config</text:p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3.1cm" svg:height="2cm" svg:x="14cm" svg:y="6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5cm" svg:y1="4cm" svg:x2="10.5cm" svg:y2="6cm" draw:start-shape="id39" draw:start-glue-point="2" draw:end-shape="id40" svg:d="M15500 4000v1000h-5000v1000" svg:viewBox="0 0 5001 2001">
          <text:p/>
        </draw:connector>
        <draw:connector draw:style-name="gr3" draw:text-style-name="P1" draw:layer="layout" svg:x1="15.5cm" svg:y1="4cm" svg:x2="15.55cm" svg:y2="6cm" draw:start-shape="id39" draw:start-glue-point="2" draw:end-shape="id41" draw:end-glue-point="0" svg:d="M15500 4000v1000h50v1000" svg:viewBox="0 0 51 2001">
          <text:p/>
        </draw:connector>
        <draw:custom-shape draw:style-name="gr1" draw:text-style-name="P1" xml:id="id42" draw:id="id42" draw:layer="layout" svg:width="3cm" svg:height="2cm" svg:x="19cm" svg:y="6cm">
          <text:p text:style-name="P1">Even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5cm" svg:y1="4cm" svg:x2="20.5cm" svg:y2="6cm" draw:start-shape="id39" draw:start-glue-point="2" draw:end-shape="id42" draw:end-glue-point="0" svg:d="M15500 4000v1000h5000v1000" svg:viewBox="0 0 5001 2001">
          <text:p/>
        </draw:connector>
      </draw:page>
      <draw:page draw:name="page7" draw:style-name="dp1" draw:master-page-name="Default">
        <draw:custom-shape draw:style-name="gr1" draw:text-style-name="P1" xml:id="id46" draw:id="id46" draw:layer="layout" svg:width="3cm" svg:height="2cm" svg:x="13cm" svg:y="2cm">
          <text:p text:style-name="P1">OPC</text:p>
          <draw:enhanced-geometry svg:viewBox="0 0 21600 21600" draw:type="rectangle" draw:enhanced-path="M 0 0 L 21600 0 21600 21600 0 21600 0 0 Z N"/>
        </draw:custom-shape>
        <draw:custom-shape draw:style-name="gr8" draw:text-style-name="P1" xml:id="id43" draw:id="id43" draw:layer="layout" svg:width="3.1cm" svg:height="2.1cm" svg:x="9.1cm" svg:y="6cm">
          <text:p text:style-name="P1">Valu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3cm" svg:height="2cm" svg:x="13cm" svg:y="6cm"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3cm" svg:height="2cm" svg:x="17.1cm" svg:y="6cm">
          <text:p text:style-name="P1">Web</text:p>
          <text:p text:style-name="P1">Config </text:p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3.1cm" svg:height="2cm" svg:x="6.4cm" svg:y="9.8cm"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3cm" svg:height="2cm" svg:x="11cm" svg:y="9.9cm">
          <text:p text:style-name="P1">Variabl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65cm" svg:y1="8.1cm" svg:x2="7.95cm" svg:y2="9.8cm" draw:start-shape="id43" draw:start-glue-point="2" draw:end-shape="id44" draw:end-glue-point="0" svg:d="M10650 8100v850h-2700v850" svg:viewBox="0 0 2701 1701">
          <text:p/>
        </draw:connector>
        <draw:connector draw:style-name="gr3" draw:text-style-name="P1" draw:layer="layout" svg:x1="10.65cm" svg:y1="8.1cm" svg:x2="12.5cm" svg:y2="9.9cm" draw:start-shape="id43" draw:start-glue-point="2" draw:end-shape="id45" svg:d="M10650 8100v900h1850v900" svg:viewBox="0 0 1851 1801">
          <text:p/>
        </draw:connector>
        <draw:connector draw:style-name="gr3" draw:text-style-name="P1" draw:layer="layout" svg:x1="14.5cm" svg:y1="4cm" svg:x2="10.65cm" svg:y2="6cm" draw:start-shape="id46" draw:start-glue-point="2" draw:end-shape="id43" draw:end-glue-point="0" svg:d="M14500 4000v1000h-3850v1000" svg:viewBox="0 0 3851 2001">
          <text:p/>
        </draw:connector>
        <draw:connector draw:style-name="gr3" draw:text-style-name="P1" draw:layer="layout" svg:x1="14.5cm" svg:y1="4cm" svg:x2="14.5cm" svg:y2="6cm" draw:start-shape="id46" draw:start-glue-point="2" draw:end-shape="id47" svg:d="M14500 4000v2000" svg:viewBox="0 0 1 2001">
          <text:p/>
        </draw:connector>
        <draw:connector draw:style-name="gr3" draw:text-style-name="P1" draw:layer="layout" svg:x1="14.5cm" svg:y1="4cm" svg:x2="18.6cm" svg:y2="6cm" draw:start-shape="id46" draw:start-glue-point="2" draw:end-shape="id48" draw:end-glue-point="0" svg:d="M14500 4000v1000h4100v1000" svg:viewBox="0 0 41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7:06:59.770084061</meta:creation-date>
    <dc:date>2018-06-22T10:20:07.911386410</dc:date>
    <meta:editing-duration>PT3H8M40S</meta:editing-duration>
    <meta:editing-cycles>10</meta:editing-cycles>
    <meta:generator>LibreOffice/5.4.5.1$Linux_X86_64 LibreOffice_project/40m0$Build-1</meta:generator>
    <meta:document-statistic meta:object-count="89"/>
  </office:meta>
</office:document-meta>
</file>